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5.08cm" svg:height="5.08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81cm" svg:height="0.381cm" svg:x="13.192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3.192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0.017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0.017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3.19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3.192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0.01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10.01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9.382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9.382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9.382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4.937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81cm" svg:height="0.381cm" svg:x="4.93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5-16T10:14:34</meta:creation-date>
    <dc:date>2012-06-04T11:29:58</dc:date>
    <dc:creator>Bruno Turcksin</dc:creator>
    <meta:editing-duration>PT6M50S</meta:editing-duration>
    <meta:editing-cycles>3</meta:editing-cycles>
    <meta:generator>LibreOffice/3.4$Unix LibreOffice_project/340m1$Build-402</meta:generator>
    <meta:document-statistic meta:object-count="16"/>
  </office:meta>
</office:document-meta>
</file>